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6407e" officeooo:paragraph-rsid="0016407e" style:font-size-asian="12.25pt" style:font-size-complex="14pt"/>
    </style:style>
    <style:style style:name="P2" style:family="paragraph" style:parent-style-name="Standard">
      <style:text-properties fo:font-size="14pt" officeooo:rsid="00168852" officeooo:paragraph-rsid="00168852" style:font-size-asian="12.25pt" style:font-size-complex="14pt"/>
    </style:style>
    <style:style style:name="P3" style:family="paragraph" style:parent-style-name="Standard">
      <style:text-properties fo:font-size="14pt" officeooo:rsid="00168852" officeooo:paragraph-rsid="00170434" style:font-size-asian="12.25pt" style:font-size-complex="14pt"/>
    </style:style>
    <style:style style:name="P4" style:family="paragraph" style:parent-style-name="Standard">
      <style:text-properties fo:font-size="14pt" officeooo:rsid="00170434" officeooo:paragraph-rsid="00170434" style:font-size-asian="12.25pt" style:font-size-complex="14pt"/>
    </style:style>
    <style:style style:name="P5" style:family="paragraph" style:parent-style-name="Standard">
      <style:text-properties fo:font-size="14pt" officeooo:rsid="00170ee2" officeooo:paragraph-rsid="00170ee2" style:font-size-asian="12.25pt" style:font-size-complex="14pt"/>
    </style:style>
    <style:style style:name="P6" style:family="paragraph" style:parent-style-name="Standard">
      <style:text-properties fo:font-size="14pt" officeooo:rsid="0019a6e4" officeooo:paragraph-rsid="0019a6e4" style:font-size-asian="12.25pt" style:font-size-complex="14pt"/>
    </style:style>
    <style:style style:name="P7" style:family="paragraph" style:parent-style-name="Standard">
      <style:text-properties fo:font-size="14pt" officeooo:rsid="001b8fe5" officeooo:paragraph-rsid="001b8fe5" style:font-size-asian="12.25pt" style:font-size-complex="14pt"/>
    </style:style>
    <style:style style:name="P8" style:family="paragraph" style:parent-style-name="Standard">
      <style:text-properties fo:font-size="14pt" officeooo:rsid="00168852" officeooo:paragraph-rsid="00168852" style:font-size-asian="14pt" style:font-size-complex="14pt"/>
    </style:style>
    <style:style style:name="P9" style:family="paragraph" style:parent-style-name="Standard">
      <style:text-properties fo:font-size="14pt" officeooo:rsid="0016407e" officeooo:paragraph-rsid="0016407e" style:font-size-asian="14pt" style:font-size-complex="14pt"/>
    </style:style>
    <style:style style:name="P10" style:family="paragraph" style:parent-style-name="Standard">
      <style:text-properties fo:font-size="12pt" officeooo:rsid="0016407e" officeooo:paragraph-rsid="0016407e" style:font-size-asian="10.5pt" style:font-size-complex="12pt"/>
    </style:style>
    <style:style style:name="P11" style:family="paragraph" style:parent-style-name="Standard">
      <style:text-properties fo:font-size="12pt" officeooo:rsid="00168852" officeooo:paragraph-rsid="00168852" style:font-size-asian="10.5pt" style:font-size-complex="12pt"/>
    </style:style>
    <style:style style:name="P12" style:family="paragraph" style:parent-style-name="Standard">
      <style:text-properties fo:font-size="20pt" officeooo:rsid="00168852" officeooo:paragraph-rsid="00168852" style:font-size-asian="20pt" style:font-size-complex="20pt"/>
    </style:style>
    <style:style style:name="P13" style:family="paragraph" style:parent-style-name="Standard">
      <style:text-properties fo:font-size="20pt" officeooo:rsid="0019a6e4" officeooo:paragraph-rsid="0019a6e4" style:font-size-asian="20pt" style:font-size-complex="20pt"/>
    </style:style>
    <style:style style:name="P14" style:family="paragraph" style:parent-style-name="Standard">
      <style:text-properties fo:font-size="20pt" officeooo:rsid="001b8fe5" officeooo:paragraph-rsid="001b8fe5" style:font-size-asian="20pt" style:font-size-complex="20pt"/>
    </style:style>
    <style:style style:name="P15" style:family="paragraph" style:parent-style-name="Standard">
      <style:text-properties fo:font-size="20pt" officeooo:rsid="00180a77" officeooo:paragraph-rsid="00170ee2" style:font-size-asian="17.5pt" style:font-size-complex="20pt"/>
    </style:style>
    <style:style style:name="P16" style:family="paragraph" style:parent-style-name="Standard">
      <style:text-properties fo:font-size="20pt" officeooo:rsid="00170ee2" officeooo:paragraph-rsid="00170ee2" style:font-size-asian="17.5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168852" style:font-size-asian="17.5pt" style:font-size-complex="20pt"/>
    </style:style>
    <style:style style:name="T4" style:family="text">
      <style:text-properties fo:font-size="20pt" officeooo:rsid="00180a77" style:font-size-asian="17.5pt" style:font-size-complex="20pt"/>
    </style:style>
    <style:style style:name="T5" style:family="text">
      <style:text-properties fo:font-size="20pt" officeooo:rsid="001d874b" style:font-size-asian="17.5pt" style:font-size-complex="20pt"/>
    </style:style>
    <style:style style:name="T6" style:family="text">
      <style:text-properties officeooo:rsid="00168852"/>
    </style:style>
    <style:style style:name="T7" style:family="text">
      <style:text-properties officeooo:rsid="00170434"/>
    </style:style>
    <style:style style:name="T8" style:family="text">
      <style:text-properties officeooo:rsid="00170ee2"/>
    </style:style>
    <style:style style:name="T9" style:family="text">
      <style:text-properties officeooo:rsid="001d874b"/>
    </style:style>
    <style:style style:name="T10" style:family="text">
      <style:text-properties officeooo:rsid="001ea5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tart</text:span> <text:span text:style-name="T2">Screen</text:span><text:span text:style-name="T3">(Field) </text:span><text:span text:style-name="T5">X</text:span></text:p>
      <text:p text:style-name="P1"/>
      <text:p text:style-name="P9"><text:bookmark-start text:name="__DdeLink__214_358363130"/>You ar<text:span text:style-name="T6">e</text:span> at a crossroads of sort, <text:span text:style-name="T7">blue sky, green field nothing out of the ordinary</text:span>, to your left in the distance you see a mountain, to your right, a town.<text:bookmark-end text:name="__DdeLink__214_358363130"/></text:p>
      <text:p text:style-name="P9"/>
      <text:p text:style-name="P9">-Go to mountain.</text:p>
      <text:p text:style-name="P9">-Go to town.</text:p>
      <text:p text:style-name="P10"/>
      <text:p text:style-name="P10"/>
      <text:p text:style-name="P12">Mountain Screen <text:span text:style-name="T9">X</text:span></text:p>
      <text:p text:style-name="P11"/>
      <text:p text:style-name="P8">You arrive at the foot of the mountain, you see a single road leading up, next to the road you see sign but you can’t quite make it out yet.</text:p>
      <text:p text:style-name="P8"/>
      <text:p text:style-name="P8">-Try to cross the mountain. (Death)</text:p>
      <text:p text:style-name="P8">-Read the sign. (<text:span text:style-name="T7">Mount Killaraus, d</text:span>o not try to cross without proper preparations!)</text:p>
      <text:p text:style-name="P8">-Back to field.</text:p>
      <text:p text:style-name="P11"/>
      <text:p text:style-name="P11"/>
      <text:p text:style-name="P12">Town Gate Screen <text:span text:style-name="T9">X</text:span></text:p>
      <text:p text:style-name="P2"/>
      <text:p text:style-name="P3">You arrive at the town, <text:span text:style-name="T7">the gate is sealed shut and a single guard is standing at his post humming an unfamiliar tune. Upon realizing your approach</text:span> you are promptly stopped by <text:span text:style-name="T7">him</text:span>.</text:p>
      <text:p text:style-name="P2">‘You there! What business do you have in the city?’</text:p>
      <text:p text:style-name="P2"/>
      <text:p text:style-name="P2"/>
      <text:p text:style-name="P4">-Greet him, and say that you are just looking for work.</text:p>
      <text:p text:style-name="P4">-<text:span text:style-name="T8">Greet him, and say something witty about the boring look of this town.</text:span></text:p>
      <text:p text:style-name="P4"><text:tab/><text:span text:style-name="T8">(The guard backhands you. ‘Don’t get smart with me! Go on in get out of my <text:tab/>sight!)</text:span></text:p>
      <text:p text:style-name="P4">-Ignore his question and say an inappropriate joke <text:span text:style-name="T8">about his mother</text:span>. <text:span text:style-name="T8">(Death)</text:span></text:p>
      <text:p text:style-name="P4">-<text:span text:style-name="T8">Leave</text:span></text:p>
      <text:p text:style-name="P4"/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<text:span text:style-name="T4">Market</text:span> <text:span text:style-name="T2">Screen </text:span><text:span text:style-name="T5">X</text:span></text:p>
      <text:p text:style-name="P16"/>
      <text:p text:style-name="P6">As you enter what it looks like the town’s slums, you see a flea market close by. As you head there you see all sorts of vendors and an inn. From the inn you can hear a happy tune, and the smell of fried meat.</text:p>
      <text:p text:style-name="P6"/>
      <text:p text:style-name="P6">-Check one of the vendors</text:p>
      <text:p text:style-name="P6">-Go to the inn</text:p>
      <text:p text:style-name="P6">-Leave town</text:p>
      <text:p text:style-name="P6"/>
      <text:p text:style-name="P6"/>
      <text:p text:style-name="P13">Stall Screen <text:span text:style-name="T9">X</text:span></text:p>
      <text:p text:style-name="P6"/>
      <text:p text:style-name="P6">You check out a merchants stall. The merchant himself looks like he is from the far-east, with a camel next to his stall (far-east and camels? -The narrator). As you approach the stall you can’t see anything in particular that would interest you, not like you had any money to begin with.</text:p>
      <text:p text:style-name="P6"/>
      <text:p text:style-name="P6">-Leave.</text:p>
      <text:p text:style-name="P6"/>
      <text:p text:style-name="P13"/>
      <text:p text:style-name="P13">Inn Screen <text:span text:style-name="T9">X</text:span></text:p>
      <text:p text:style-name="P13"/>
      <text:p text:style-name="P7">You entered a small inn, in the corner you can see a drunk guard with a strange device on his head, next to him is the bard that is till playing that all so familiar tune.</text:p>
      <text:p text:style-name="P7">The innkeeper shoots you a toothless smile.</text:p>
      <text:p text:style-name="P7">‘What can I get you today?’</text:p>
      <text:p text:style-name="P7"/>
      <text:p text:style-name="P7">-Ask about work in the city.</text:p>
      <text:p text:style-name="P7">-Ask about the mountain close by the city.</text:p>
      <text:p text:style-name="P7">-Ask for a pint</text:p>
      <text:p text:style-name="P7"><text:tab/>(The innkeep laughs at you, still brandishing his toothless smile. ‘Without <text:tab/>money? That is a good joke.’</text:p>
      <text:p text:style-name="P7">-Leave</text:p>
      <text:p text:style-name="P7"/>
      <text:p text:style-name="P7"/>
      <text:p text:style-name="P14">Death Screen</text:p>
      <text:p text:style-name="P7"><text:tab/></text:p>
      <text:p text:style-name="P7">You died.</text:p>
      <text:p text:style-name="P7">Death by: Going in the mountains without being prepared. Seriously you thought that was a good idea?</text:p>
      <text:p text:style-name="P7"><text:soft-page-break/>Death by: Stabbed in the stomach by an angry guard, because you thought joking about his mother was a great idea.</text:p>
      <text:p text:style-name="P7"/>
      <text:p text:style-name="P7"/>
      <text:p text:style-name="P7"/>
      <text:p text:style-name="P14">Main Menu</text:p>
      <text:p text:style-name="P14"/>
      <text:p text:style-name="P7">Greetings adventurer! <text:bookmark-start text:name="__DdeLink__212_358363130"/>What you are about to witness is a collaborative effort of <text:span text:style-name="T10">three</text:span> idiots <text:span text:style-name="T10">plus an extra</text:span> who had no better idea than this text adventure. <text:span text:style-name="T10">Our adventure has a fantasy setting (duh), and is still just a demo version.</text:span> Enjoy!<text:bookmark-end text:name="__DdeLink__212_358363130"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09:02:08.448146305</meta:creation-date>
    <meta:editing-duration>PT23M20S</meta:editing-duration>
    <meta:editing-cycles>2</meta:editing-cycles>
    <meta:generator>LibreOffice/6.0.7.3$Linux_X86_64 LibreOffice_project/00m0$Build-3</meta:generator>
    <dc:date>2019-10-08T10:25:37.111841782</dc:date>
    <meta:document-statistic meta:table-count="0" meta:image-count="0" meta:object-count="0" meta:page-count="3" meta:paragraph-count="41" meta:word-count="485" meta:character-count="2552" meta:non-whitespace-character-count="2102"/>
  </office:meta>
</office:document-meta>
</file>